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MP0">
      <style:table-properties style:width="3.6403in" fo:margin-left="0in" style:page-number="auto" table:align="left"/>
    </style:style>
    <style:style style:name="Table1.A" style:family="table-column">
      <style:table-column-properties style:column-width="1.1424in"/>
    </style:style>
    <style:style style:name="Table1.B" style:family="table-column">
      <style:table-column-properties style:column-width="0.0313in"/>
    </style:style>
    <style:style style:name="Table1.C" style:family="table-column">
      <style:table-column-properties style:column-width="2.4667in"/>
    </style:style>
    <style:style style:name="Table1.1" style:family="table-row">
      <style:table-row-properties style:min-row-height="0.2903in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2" style:family="table-row">
      <style:table-row-properties style:min-row-height="0.2688in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4799in" fo:margin-left="0in" table:align="left"/>
    </style:style>
    <style:style style:name="Table2.A" style:family="table-column">
      <style:table-column-properties style:column-width="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0.7924in"/>
    </style:style>
    <style:style style:name="Table2.1" style:family="table-row">
      <style:table-row-properties style:min-row-height="0.5556in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979in"/>
    </style:style>
    <style:style style:name="Table2.3" style:family="table-row">
      <style:table-row-properties style:min-row-height="0.8389in"/>
    </style:style>
    <style:style style:name="Table2.4" style:family="table-row">
      <style:table-row-properties style:min-row-height="0.8076in"/>
    </style:style>
    <style:style style:name="Table2.5" style:family="table-row">
      <style:table-row-properties style:min-row-height="1.3576in"/>
    </style:style>
    <style:style style:name="Table2.6" style:family="table-row">
      <style:table-row-properties style:min-row-height="1.9076in"/>
    </style:style>
    <style:style style:name="Table2.7" style:family="table-row">
      <style:table-row-properties style:min-row-height="1.7514in"/>
    </style:style>
    <style:style style:name="Table2.8" style:family="table-row">
      <style:table-row-properties style:row-height="1in"/>
    </style:style>
    <style:style style:name="Table2.A1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18" style:family="table-row">
      <style:table-row-properties style:min-row-height="0.4354in"/>
    </style:style>
    <style:style style:name="Table2.19" style:family="table-row">
      <style:table-row-properties style:min-row-height="0.8667in"/>
    </style:style>
    <style:style style:name="Table2.20" style:family="table-row">
      <style:table-row-properties style:min-row-height="0.9354in"/>
    </style:style>
    <style:style style:name="Table2.C20" style:family="table-cell" style:data-style-name="N0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1" style:family="table-row">
      <style:table-row-properties style:min-row-height="1.0729in"/>
    </style:style>
    <style:style style:name="Table2.A2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Normal">
      <style:paragraph-properties fo:margin-top="0in" fo:margin-bottom="0in" loext:contextual-spacing="false" fo:line-height="100%" fo:break-before="page"/>
      <style:text-properties fo:font-weight="bold" style:font-weight-asian="bold"/>
    </style:style>
    <style:style style:name="P3" style:family="paragraph" style:parent-style-name="Normal">
      <style:paragraph-properties fo:margin-top="0in" fo:margin-bottom="0in" loext:contextual-spacing="false" fo:line-height="100%"/>
      <style:text-properties fo:font-weight="bold" style:font-weight-asian="bold"/>
    </style:style>
    <style:style style:name="P4" style:family="paragraph" style:parent-style-name="Normal">
      <style:paragraph-properties fo:margin-top="0in" fo:margin-bottom="0in" loext:contextual-spacing="false" fo:line-height="100%"/>
      <style:text-properties fo:font-weight="bold" officeooo:rsid="00044b0c" officeooo:paragraph-rsid="00044b0c" style:font-weight-asian="bold" style:font-weight-complex="bold"/>
    </style:style>
    <style:style style:name="P5" style:family="paragraph" style:parent-style-name="Normal">
      <style:paragraph-properties fo:margin-top="0in" fo:margin-bottom="0in" loext:contextual-spacing="false" fo:line-height="100%"/>
      <style:text-properties fo:font-weight="bold" officeooo:rsid="00082707" officeooo:paragraph-rsid="00082707" style:font-weight-asian="bold"/>
    </style:style>
    <style:style style:name="P6" style:family="paragraph" style:parent-style-name="Normal">
      <style:paragraph-properties fo:margin-top="0in" fo:margin-bottom="0in" loext:contextual-spacing="false" fo:line-height="100%" fo:text-align="start" style:justify-single-word="false"/>
      <style:text-properties fo:font-weight="bold" officeooo:rsid="00082707" officeooo:paragraph-rsid="00082707" style:font-weight-asian="bold"/>
    </style:style>
    <style:style style:name="P7" style:family="paragraph" style:parent-style-name="Normal">
      <style:paragraph-properties fo:margin-top="0in" fo:margin-bottom="0in" loext:contextual-spacing="false"/>
      <style:text-properties text:display="none"/>
    </style:style>
    <style:style style:name="P8" style:family="paragraph" style:parent-style-name="Normal">
      <style:paragraph-properties fo:margin-top="0in" fo:margin-bottom="0in" loext:contextual-spacing="false" fo:line-height="100%"/>
      <style:text-properties fo:color="#1f4e79" fo:font-weight="bold" style:font-weight-asian="bold"/>
    </style:style>
    <style:style style:name="P9" style:family="paragraph" style:parent-style-name="Normal">
      <style:paragraph-properties fo:margin-top="0in" fo:margin-bottom="0in" loext:contextual-spacing="false" fo:line-height="100%"/>
    </style:style>
    <style:style style:name="P10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Normal">
      <style:paragraph-properties fo:margin-top="0in" fo:margin-bottom="0in" loext:contextual-spacing="false" fo:line-height="100%"/>
      <style:text-properties officeooo:paragraph-rsid="00044b0c"/>
    </style:style>
    <style:style style:name="P12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officeooo:rsid="0002d7bc" officeooo:paragraph-rsid="0002d7bc"/>
    </style:style>
    <style:style style:name="P13" style:family="paragraph" style:parent-style-name="Normal">
      <style:paragraph-properties fo:margin-top="0in" fo:margin-bottom="0in" loext:contextual-spacing="false" fo:line-height="100%"/>
      <style:text-properties officeooo:rsid="000483ae" officeooo:paragraph-rsid="000483ae"/>
    </style:style>
    <style:style style:name="P14" style:family="paragraph" style:parent-style-name="Normal">
      <style:paragraph-properties fo:margin-top="0in" fo:margin-bottom="0in" loext:contextual-spacing="false" fo:line-height="100%"/>
      <style:text-properties officeooo:rsid="00053603" officeooo:paragraph-rsid="00053603"/>
    </style:style>
    <style:style style:name="P15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officeooo:rsid="00070773" officeooo:paragraph-rsid="00070773"/>
    </style:style>
    <style:style style:name="P16" style:family="paragraph" style:parent-style-name="Normal">
      <style:paragraph-properties fo:margin-top="0in" fo:margin-bottom="0in" loext:contextual-spacing="false" fo:line-height="100%"/>
      <style:text-properties officeooo:rsid="00044b0c" officeooo:paragraph-rsid="00044b0c"/>
    </style:style>
    <style:style style:name="P17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officeooo:rsid="00082707"/>
    </style:style>
    <style:style style:name="P18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officeooo:rsid="00082707" officeooo:paragraph-rsid="00082707"/>
    </style:style>
    <style:style style:name="P19" style:family="paragraph" style:parent-style-name="Normal">
      <style:paragraph-properties fo:margin-top="0in" fo:margin-bottom="0in" loext:contextual-spacing="false" fo:line-height="100%"/>
      <style:text-properties style:text-underline-style="none" fo:font-weight="normal" officeooo:rsid="00053603" officeooo:paragraph-rsid="0009d566" style:font-weight-asian="normal" style:font-weight-complex="normal"/>
    </style:style>
    <style:style style:name="P20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style:text-underline-style="none" fo:font-weight="normal" officeooo:rsid="00053603" officeooo:paragraph-rsid="00053603" style:font-weight-asian="normal" style:font-weight-complex="normal"/>
    </style:style>
    <style:style style:name="P21" style:family="paragraph" style:parent-style-name="Normal">
      <style:text-properties fo:font-weight="bold" style:font-weight-asian="bold"/>
    </style:style>
    <style:style style:name="P22" style:family="paragraph" style:parent-style-name="Normal">
      <style:paragraph-properties fo:margin-top="0in" fo:margin-bottom="0in" loext:contextual-spacing="false" fo:line-height="100%" fo:text-align="start" style:justify-single-word="false"/>
      <style:text-properties fo:font-weight="bold" officeooo:rsid="000c3ee8" officeooo:paragraph-rsid="000c3ee8" style:font-weight-asian="bold"/>
    </style:style>
    <style:style style:name="P23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officeooo:rsid="000e04a5" officeooo:paragraph-rsid="000e04a5"/>
    </style:style>
    <style:style style:name="P24" style:family="paragraph" style:parent-style-name="Normal">
      <style:paragraph-properties fo:margin-top="0in" fo:margin-bottom="0in" loext:contextual-spacing="false" fo:line-height="100%"/>
      <style:text-properties officeooo:rsid="00053603" officeooo:paragraph-rsid="00053603"/>
    </style:style>
    <style:style style:name="P25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color="#ff3300" officeooo:rsid="000e04a5" officeooo:paragraph-rsid="000e04a5"/>
    </style:style>
    <style:style style:name="P26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color="#ff3300" style:text-underline-style="none" fo:font-weight="normal" officeooo:rsid="000e04a5" officeooo:paragraph-rsid="000e04a5" style:font-weight-asian="normal" style:font-weight-complex="normal"/>
    </style:style>
    <style:style style:name="P27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officeooo:rsid="000fb992" officeooo:paragraph-rsid="000fb992"/>
    </style:style>
    <style:style style:name="P28" style:family="paragraph" style:parent-style-name="Normal">
      <style:paragraph-properties fo:margin-top="0in" fo:margin-bottom="0in" loext:contextual-spacing="false" fo:line-height="100%" fo:text-align="end" style:justify-single-word="false"/>
      <style:text-properties officeooo:rsid="000fb992" officeooo:paragraph-rsid="000fb992"/>
    </style:style>
    <style:style style:name="P29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officeooo:rsid="00044b0c" officeooo:paragraph-rsid="00044b0c"/>
    </style:style>
    <style:style style:name="P30" style:family="paragraph" style:parent-style-name="List_20_Paragraph" style:list-style-name="L2">
      <style:paragraph-properties fo:margin-left="0in" fo:margin-right="0in" fo:margin-top="0in" fo:margin-bottom="0in" loext:contextual-spacing="false" fo:line-height="100%" fo:text-indent="0in" style:auto-text-indent="false"/>
      <style:text-properties officeooo:rsid="00044b0c" officeooo:paragraph-rsid="00044b0c"/>
    </style:style>
    <style:style style:name="P31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weight="bold" officeooo:rsid="00044b0c" officeooo:paragraph-rsid="00044b0c" style:font-weight-asian="bold" style:font-weight-complex="bold"/>
    </style:style>
    <style:style style:name="P32" style:family="paragraph" style:parent-style-name="List_20_Paragraph" style:list-style-name="L3">
      <style:paragraph-properties fo:margin-top="0in" fo:margin-bottom="0in" loext:contextual-spacing="false" fo:line-height="100%"/>
    </style:style>
    <style:style style:name="T1" style:family="text">
      <style:text-properties officeooo:rsid="00006511"/>
    </style:style>
    <style:style style:name="T2" style:family="text">
      <style:text-properties officeooo:rsid="00044b0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3603" style:font-weight-asian="bold"/>
    </style:style>
    <style:style style:name="T5" style:family="text">
      <style:text-properties officeooo:rsid="000483ae"/>
    </style:style>
    <style:style style:name="T6" style:family="text">
      <style:text-properties officeooo:rsid="00053603"/>
    </style:style>
    <style:style style:name="T7" style:family="text">
      <style:text-properties officeooo:rsid="0005e8d1"/>
    </style:style>
    <style:style style:name="T8" style:family="text">
      <style:text-properties officeooo:rsid="00070773"/>
    </style:style>
    <style:style style:name="T9" style:family="text">
      <style:text-properties fo:color="#000000"/>
    </style:style>
    <style:style style:name="T10" style:family="text">
      <style:text-properties fo:color="#ff3300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officeooo:rsid="0010b3b4"/>
    </style:style>
    <text:list-style style:name="L1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2">Student Name:</text:p>
          </table:table-cell>
          <table:covered-table-cell/>
          <table:table-cell table:style-name="Table1.C1" office:value-type="string">
            <text:p text:style-name="P22">Noah Cherry</text:p>
          </table:table-cell>
        </table:table-row>
        <table:table-row table:style-name="Table1.2">
          <table:table-cell table:style-name="Table1.A1" office:value-type="string">
            <text:p text:style-name="P3">Grader Name:</text:p>
          </table:table-cell>
          <table:table-cell table:style-name="Table1.B2" table:number-columns-spanned="2" office:value-type="string">
            <text:p text:style-name="P5">Bryonna Klumker</text:p>
          </table:table-cell>
          <table:covered-table-cell/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Questions</text:p>
          </table:table-cell>
          <table:table-cell table:style-name="Table2.A1" office:value-type="string">
            <text:p text:style-name="P8">Score</text:p>
          </table:table-cell>
          <table:table-cell table:style-name="Table2.A1" office:value-type="string">
            <text:p text:style-name="P8">Total</text:p>
          </table:table-cell>
        </table:table-row>
        <table:table-row table:style-name="Table2.2">
          <table:table-cell table:style-name="Table2.A1" office:value-type="string">
            <text:p text:style-name="P3">Code Requirements – points placed to clarify. Graders use your judgment on one’s I didn’t assign point clarification. 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1" office:value-type="string">
            <text:p text:style-name="P9">1.) <text:s/><text:span text:style-name="T2">O(n):</text:span></text:p>
            <text:list xml:id="list4319516412003576765" text:style-name="L1">
              <text:list-header>
                <text:p text:style-name="P29">5n^4 + 6n^2 + 2n + 4 ≤ 5n^4 + 6n^4 + 2n^4 + 4n^4 </text:p>
                <text:p text:style-name="P29">= 17n^4</text:p>
                <text:p text:style-name="P31"><text:span text:style-name="T10">So c = 17</text:span> and n 0 = 1</text:p>
              </text:list-header>
            </text:list>
          </table:table-cell>
          <table:table-cell table:style-name="Table2.A1" office:value-type="string">
            <text:p text:style-name="P18"/>
            <text:p text:style-name="P23">2</text:p>
          </table:table-cell>
          <table:table-cell table:style-name="Table2.A1" office:value-type="string">
            <text:p text:style-name="P12">5</text:p>
          </table:table-cell>
        </table:table-row>
        <table:table-row table:style-name="Table2.4">
          <table:table-cell table:style-name="Table2.A1" office:value-type="string">
            <text:p text:style-name="P11">2.)<text:span text:style-name="T5">O(n):</text:span></text:p>
            <text:p text:style-name="P16">1^2 + 2^2 + ... + n^2 &lt; n^2 + n^2 + ... + n^2 </text:p>
            <text:p text:style-name="P16">= n^2 (1 + 1 + ..... + 1) = (n^2)*n = n^3 , for n &gt; 1. </text:p>
            <text:p text:style-name="P4"><text:span text:style-name="T10">So c = 1</text:span> and n 0 = 1</text:p>
          </table:table-cell>
          <table:table-cell table:style-name="Table2.A1" office:value-type="string">
            <text:p text:style-name="P23">2</text:p>
          </table:table-cell>
          <table:table-cell table:style-name="Table2.A1" office:value-type="string">
            <text:p text:style-name="P10">5</text:p>
          </table:table-cell>
        </table:table-row>
        <table:table-row table:style-name="Table2.5">
          <table:table-cell table:style-name="Table2.A1" office:value-type="string">
            <text:p text:style-name="P9">3.) <text:span text:style-name="T2">O(n):</text:span></text:p>
            <text:list xml:id="list3675572595164111549" text:style-name="L2">
              <text:list-header>
                <text:p text:style-name="P30">2<text:span text:style-name="T5">^(</text:span>n+1<text:span text:style-name="T5">)</text:span> = 2 · 2<text:span text:style-name="T5">^</text:span>n so <text:span text:style-name="T3">c = 2 and n 0 = 1</text:span></text:p>
              </text:list-header>
            </text:list>
          </table:table-cell>
          <table:table-cell table:style-name="Table2.A1" office:value-type="string">
            <text:p text:style-name="P23">5</text:p>
          </table:table-cell>
          <table:table-cell table:style-name="Table2.A1" office:value-type="string">
            <text:p text:style-name="P15">5</text:p>
          </table:table-cell>
        </table:table-row>
        <table:table-row table:style-name="Table2.6">
          <table:table-cell table:style-name="Table2.A1" office:value-type="string">
            <text:p text:style-name="P9">4.)</text:p>
            <text:p text:style-name="P13">T (2n)/T (n) = (2n log 2n)/(n log n) = 2+(2/log n)</text:p>
            <text:p text:style-name="P13"/>
            <text:p text:style-name="P13">If the student shows work that comes out to about 2x as long, then they get credit.</text:p>
          </table:table-cell>
          <table:table-cell table:style-name="Table2.A1" office:value-type="string">
            <text:p text:style-name="P23">0</text:p>
          </table:table-cell>
          <table:table-cell table:style-name="Table2.A1" office:value-type="string">
            <text:p text:style-name="P15">5</text:p>
          </table:table-cell>
        </table:table-row>
        <table:table-row table:style-name="Table2.7">
          <table:table-cell table:style-name="Table2.A1" office:value-type="string">
            <text:p text:style-name="P9">5.) <text:span text:style-name="T5">See solution PDF.</text:span></text:p>
            <text:p text:style-name="P13">For the O(2^n) column, allow the following answers. They are the answers you get from wolfram alpha.</text:p>
            <text:p text:style-name="P13">n = 10: 10^-9</text:p>
            <text:p text:style-name="P13">n = 10^3: 10^288</text:p>
            <text:p text:style-name="P13">n = 10^6: 10^(10^5.47)</text:p>
            <text:p text:style-name="P13">n = 10^9: 10^(10^8.47)</text:p>
            <text:p text:style-name="P13">n = 10^12: 10^(10^11.47)</text:p>
            <text:p text:style-name="P13">n = 10^15: 10^(10^14.47)</text:p>
            <text:p text:style-name="P13">n = 10^18: 10^(10^17.47)</text:p>
            <text:p text:style-name="P13">n = 10^21: 10^(10^20.47)</text:p>
          </table:table-cell>
          <table:table-cell table:style-name="Table2.A1" office:value-type="string">
            <text:p text:style-name="P23">20</text:p>
          </table:table-cell>
          <table:table-cell table:style-name="Table2.A1" office:value-type="string">
            <text:p text:style-name="P15">20</text:p>
          </table:table-cell>
        </table:table-row>
        <text:soft-page-break/>
        <table:table-row table:style-name="Table2.8">
          <table:table-cell table:style-name="Table2.A1" office:value-type="string">
            <text:p text:style-name="P9">6.) <text:span text:style-name="Default_20_Paragraph_20_Font"><text:span text:style-name="T4">See Solution PDF</text:span></text:span></text:p>
          </table:table-cell>
          <table:table-cell table:style-name="Table2.A1" office:value-type="string">
            <text:p text:style-name="P23">5</text:p>
          </table:table-cell>
          <table:table-cell table:style-name="Table2.A1" office:value-type="string">
            <text:p text:style-name="P10">5</text:p>
          </table:table-cell>
        </table:table-row>
        <table:table-row table:style-name="Table2.8">
          <table:table-cell table:style-name="Table2.A1" office:value-type="string">
            <text:p text:style-name="P9">7.) <text:span text:style-name="T6">See Solution PDF</text:span></text:p>
            <text:p text:style-name="P25">no work shown</text:p>
          </table:table-cell>
          <table:table-cell table:style-name="Table2.A1" office:value-type="string">
            <text:p text:style-name="P23">0</text:p>
          </table:table-cell>
          <table:table-cell table:style-name="Table2.A1" office:value-type="string">
            <text:p text:style-name="P10">10</text:p>
          </table:table-cell>
        </table:table-row>
        <table:table-row table:style-name="Table2.8">
          <table:table-cell table:style-name="Table2.A10" office:value-type="string">
            <text:p text:style-name="P14">8.) See Solution PDF</text:p>
            <text:p text:style-name="P25">no work shown</text:p>
          </table:table-cell>
          <table:table-cell table:style-name="Table2.A10" office:value-type="string">
            <text:p text:style-name="P23">0</text:p>
          </table:table-cell>
          <table:table-cell table:style-name="Table2.A10" office:value-type="string">
            <text:p text:style-name="P15">10</text:p>
          </table:table-cell>
        </table:table-row>
        <table:table-row table:style-name="Table2.8">
          <table:table-cell table:style-name="Table2.A10" office:value-type="string">
            <text:p text:style-name="P14">9.) Horner's Rule</text:p>
          </table:table-cell>
          <table:table-cell table:style-name="Table2.A10" office:value-type="string">
            <text:p text:style-name="P23">5</text:p>
          </table:table-cell>
          <table:table-cell table:style-name="Table2.A10" office:value-type="string">
            <text:p text:style-name="P15">5</text:p>
          </table:table-cell>
        </table:table-row>
        <table:table-row table:style-name="Table2.8">
          <table:table-cell table:style-name="Table2.A10" office:value-type="string">
            <text:p text:style-name="P14">10.) See solution PDF</text:p>
            <text:p text:style-name="P14"/>
            <text:p text:style-name="P25">no work shown. <text:span text:style-name="T11">Best case is O(n^2)</text:span></text:p>
          </table:table-cell>
          <table:table-cell table:style-name="Table2.A10" office:value-type="string">
            <text:p text:style-name="P23">2</text:p>
          </table:table-cell>
          <table:table-cell table:style-name="Table2.A10" office:value-type="string">
            <text:p text:style-name="P15">15</text:p>
          </table:table-cell>
        </table:table-row>
        <table:table-row table:style-name="Table2.8">
          <table:table-cell table:style-name="Table2.A10" office:value-type="string">
            <text:p text:style-name="P19">11.)<text:span text:style-name="T9">See solution PDF</text:span></text:p>
            <text:p text:style-name="P20"/>
            <text:p text:style-name="P26">c3 is wrong</text:p>
          </table:table-cell>
          <table:table-cell table:style-name="Table2.A10" office:value-type="string">
            <text:p text:style-name="P23"/>
            <text:p text:style-name="P23">8</text:p>
          </table:table-cell>
          <table:table-cell table:style-name="Table2.A10" office:value-type="string">
            <text:p text:style-name="P15">15</text:p>
          </table:table-cell>
        </table:table-row>
        <table:table-row table:style-name="Table2.8">
          <table:table-cell table:style-name="Table2.A10" office:value-type="string">
            <text:p text:style-name="P14">12.) See solution PDF</text:p>
            <text:p text:style-name="P25"/>
          </table:table-cell>
          <table:table-cell table:style-name="Table2.A10" office:value-type="string">
            <text:p text:style-name="P18"/>
            <text:p text:style-name="P27">0</text:p>
          </table:table-cell>
          <table:table-cell table:style-name="Table2.A10" office:value-type="string">
            <text:p text:style-name="P15">10</text:p>
          </table:table-cell>
        </table:table-row>
        <table:table-row table:style-name="Table2.8">
          <table:table-cell table:style-name="Table2.A10" office:value-type="string">
            <text:p text:style-name="P14">13.) See solution PDF</text:p>
          </table:table-cell>
          <table:table-cell table:style-name="Table2.A10" office:value-type="string">
            <text:p text:style-name="P27">10</text:p>
          </table:table-cell>
          <table:table-cell table:style-name="Table2.A10" office:value-type="string">
            <text:p text:style-name="P15">10</text:p>
          </table:table-cell>
        </table:table-row>
        <table:table-row table:style-name="Table2.8">
          <table:table-cell table:style-name="Table2.A10" office:value-type="string">
            <text:p text:style-name="P14">14.) See solution PDF</text:p>
          </table:table-cell>
          <table:table-cell table:style-name="Table2.A10" office:value-type="string">
            <text:p text:style-name="P28">10</text:p>
          </table:table-cell>
          <table:table-cell table:style-name="Table2.A10" office:value-type="string">
            <text:p text:style-name="P15">10</text:p>
          </table:table-cell>
        </table:table-row>
        <text:soft-page-break/>
        <table:table-row table:style-name="Table2.8">
          <table:table-cell table:style-name="Table2.A10" office:value-type="string">
            <text:p text:style-name="P14">15.) See solution PDF. Give points for work and a statement of big-O, even if T(<text:span text:style-name="T7">n) is not present.</text:span></text:p>
          </table:table-cell>
          <table:table-cell table:style-name="Table2.A10" office:value-type="string">
            <text:p text:style-name="P27">5</text:p>
            <text:p text:style-name="P17"/>
          </table:table-cell>
          <table:table-cell table:style-name="Table2.A10" office:value-type="string">
            <text:p text:style-name="P15">10</text:p>
          </table:table-cell>
        </table:table-row>
        <table:table-row table:style-name="Table2.18">
          <table:table-cell table:style-name="Table2.A1" office:value-type="string">
            <text:p text:style-name="P3">Subjective Criteria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9">
          <table:table-cell table:style-name="Table2.A1" office:value-type="string">
            <text:list xml:id="list4217411322517256644" text:style-name="L3">
              <text:list-item>
                <text:p text:style-name="P32">PDFs are easy to read and understand (<text:span text:style-name="T8">5</text:span> pts)</text:p>
              </text:list-item>
              <text:list-item>
                <text:p text:style-name="P32">Naming scheme is correct (5 pts)</text:p>
              </text:list-item>
            </text:list>
          </table:table-cell>
          <table:table-cell table:style-name="Table2.A1" office:value-type="string">
            <text:p text:style-name="P18"/>
            <text:p text:style-name="P23">5</text:p>
          </table:table-cell>
          <table:table-cell table:style-name="Table2.A1" office:value-type="string">
            <text:p text:style-name="P15">10</text:p>
          </table:table-cell>
        </table:table-row>
        <table:table-row table:style-name="Table2.20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8"/>
            <text:p text:style-name="P27"><text:span text:style-name="T12">7</text:span>9</text:p>
          </table:table-cell>
          <table:table-cell table:style-name="Table2.C20" table:formula="ooow:&lt;C3:C19&gt;" office:value-type="float" office:value="150">
            <text:p text:style-name="P10">150</text:p>
          </table:table-cell>
        </table:table-row>
        <table:table-row table:style-name="Table2.21">
          <table:table-cell table:style-name="Table2.A21" table:number-columns-spanned="3" office:value-type="string">
            <text:p text:style-name="P9"/>
            <text:p text:style-name="P3">Comments:</text:p>
            <text:p text:style-name="P6"/>
            <text:p text:style-name="P3"/>
            <text:p text:style-name="P9"/>
          </table:table-cell>
          <table:covered-table-cell/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25in" fo:margin-bottom="0.111in" loext:contextual-spacing="false" fo:keep-together="always" fo:hyphenation-ladder-count="no-limit" fo:padding-left="0in" fo:padding-right="0in" fo:padding-top="0in" fo:padding-bottom="0.0138in" fo:border-left="none" fo:border-right="none" fo:border-top="none" fo:border-bottom="0.51pt solid #595959" style:shadow="none" fo:keep-with-next="always"/>
      <style:text-properties fo:font-variant="small-caps" fo:color="#000000" style:font-name="Calibri Light" fo:font-family="'Calibri Light'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5in" fo:margin-bottom="0in" loext:contextual-spacing="false" fo:keep-together="always" fo:hyphenation-ladder-count="no-limit" fo:keep-with-next="always"/>
      <style:text-properties fo:font-variant="small-caps" fo:color="#000000" style:font-name="Calibri Light" fo:font-family="'Calibri Light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loext:contextual-spacing="false" fo:keep-together="always" fo:hyphenation-ladder-count="no-limit" fo:keep-with-next="always"/>
      <style:text-properties fo:color="#000000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loext:contextual-spacing="false" fo:keep-together="always" fo:hyphenation-ladder-count="no-limit" fo:keep-with-next="always"/>
      <style:text-properties fo:color="#000000" style:font-name="Calibri Light" fo:font-family="'Calibri Light'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loext:contextual-spacing="false" fo:keep-together="always" fo:hyphenation-ladder-count="no-limit" fo:keep-with-next="always"/>
      <style:text-properties fo:color="#323e4f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loext:contextual-spacing="false" fo:keep-together="always" fo:hyphenation-ladder-count="no-limit" fo:keep-with-next="always"/>
      <style:text-properties fo:color="#323e4f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libri Light" fo:font-family="'Calibri Light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libri Light" fo:font-family="'Calibri Light'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in" fo:margin-bottom="0in" loext:contextual-spacing="false" fo:line-height="100%" fo:hyphenation-ladder-count="no-limit"/>
      <style:text-properties fo:color="#000000" style:font-name="Calibri Light" fo:font-family="'Calibri Light'" style:font-family-generic="swiss" style:font-pitch="variable" fo:font-size="28pt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margin-top="0in" fo:margin-bottom="0.139in" loext:contextual-spacing="false" fo:line-height="100%" fo:hyphenation-ladder-count="no-limit"/>
      <style:text-properties fo:color="#44546a" fo:font-size="9pt" fo:font-style="italic" style:font-size-asian="9pt" style:font-style-asian="italic" style:font-size-complex="9pt" style:font-style-complex="italic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a5a5a" fo:letter-spacing="0.0071in" fo:hyphenate="false"/>
    </style:style>
    <style:style style:name="No_20_Spacing" style:display-name="No Spacing" style:family="paragraph">
      <style:paragraph-properties fo:margin-top="0in" fo:margin-bottom="0in" loext:contextual-spacing="false" fo:line-height="100%" fo:hyphenation-ladder-count="no-limit"/>
      <style:text-properties fo:hyphenate="false"/>
    </style:style>
    <style:style style:name="Quote" style:family="paragraph" style:parent-style-name="Normal" style:next-style-name="Normal">
      <style:paragraph-properties fo:margin-left="0.5in" fo:margin-right="0.5in" fo:margin-top="0.111in" fo:margin-bottom="0.111in" loext:contextual-spacing="false" fo:hyphenation-ladder-count="no-limit" fo:text-indent="0in" style:auto-text-indent="false">
        <style:tab-stops/>
      </style:paragraph-properties>
      <style:text-properties fo:color="#000000" fo:font-style="italic" style:font-style-asian="italic" style:font-style-complex="italic" fo:hyphenate="false"/>
    </style:style>
    <style:style style:name="Intense_20_Quote" style:display-name="Intense Quote" style:family="paragraph" style:parent-style-name="Normal" style:next-style-name="Normal">
      <loext:graphic-properties draw:fill="solid" draw:fill-color="#f2f2f2"/>
      <style:paragraph-properties fo:margin-left="0.65in" fo:margin-right="0.65in" fo:margin-top="0.1665in" fo:margin-bottom="0.1665in" loext:contextual-spacing="false" fo:text-align="center" style:justify-single-word="false" fo:hyphenation-ladder-count="no-limit" fo:text-indent="0in" style:auto-text-indent="false" fo:background-color="#f2f2f2" fo:padding-left="0in" fo:padding-right="0in" fo:padding-top="0.0138in" fo:padding-bottom="0.0138in" fo:border-left="none" fo:border-right="none" fo:border-top="3pt solid #f2f2f2" fo:border-bottom="3pt solid #f2f2f2" style:shadow="none">
        <style:tab-stops/>
      </style:paragraph-properties>
      <style:text-properties fo:color="#000000" fo:hyphenate="false"/>
    </style:style>
    <style:style style:name="TOC_20_Heading" style:display-name="TOC Heading" style:family="paragraph" style:parent-style-name="Heading_20_1" style:next-style-name="Normal" style:default-outline-level="" style:list-style-name="LFO10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color="#000000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000000" style:font-name="Calibri Light" fo:font-family="'Calibri Light'" style:font-family-generic="swiss" style:font-pitch="variable" fo:font-size="28pt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font-variant="small-caps" fo:color="#000000" style:font-name="Calibri Light" fo:font-family="'Calibri Light'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Heading_20_2_20_Char" style:display-name="Heading 2 Char" style:family="text" style:parent-style-name="Default_20_Paragraph_20_Font">
      <style:text-properties fo:font-variant="small-caps" fo:color="#000000" style:font-name="Calibri Light" fo:font-family="'Calibri Light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000000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000000" style:font-name="Calibri Light" fo:font-family="'Calibri Light'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323e4f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323e4f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 Light" fo:font-family="'Calibri Light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 Light" fo:font-family="'Calibri Light'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ubtitle_20_Char" style:display-name="Subtitle Char" style:family="text" style:parent-style-name="Default_20_Paragraph_20_Font">
      <style:text-properties fo:color="#5a5a5a" fo:letter-spacing="0.0071in"/>
    </style:style>
    <style:style style:name="Emphasis" style:family="text" style:parent-style-name="Default_20_Paragraph_20_Font">
      <style:text-properties style:use-window-font-color="true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00000" fo:background-color="#f2f2f2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text-transform="uppercase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style:text-underline-style="solid" style:text-underline-width="auto" style:text-underline-color="#7f7f7f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normal" style:font-weight-asian="normal" style:font-weight-complex="normal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FO1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center" style:justify-single-word="false"/>
    </style:style>
    <style:style style:name="MT1" style:family="text">
      <style:text-properties officeooo:rsid="00006511"/>
    </style:style>
    <style:style style:name="MT2" style:family="text">
      <style:text-properties officeooo:rsid="00044b0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SE <text:span text:style-name="MT1">122</text:span>– HW <text:span text:style-name="MT2">4</text:span> Rubric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 LibreOffice_project/5e3e00a007d9b3b6efb6797a8b8e57b51ab1f737</meta:generator>
    <dc:title/>
    <dc:description/>
    <dc:subject/>
    <meta:initial-creator>Melanie Palmer</meta:initial-creator>
    <meta:creation-date>2014-02-23T19:48:00Z</meta:creation-date>
    <dc:date>2016-04-06T16:34:32.739000000</dc:date>
    <meta:editing-cycles>14</meta:editing-cycles>
    <meta:editing-duration>PT52M33S</meta:editing-duration>
    <meta:document-statistic meta:table-count="2" meta:image-count="0" meta:object-count="0" meta:page-count="3" meta:paragraph-count="84" meta:word-count="330" meta:character-count="1407" meta:non-whitespace-character-count="1161"/>
    <meta:template xlink:type="simple" xlink:actuate="onRequest" xlink:title="" xlink:href="../../../../tmp/cse122_rubric3.odt/Normal.dotm"/>
  </office:meta>
</office:document-meta>
</file>